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Foot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oot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oo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oot.setChar( String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setCharOff( String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oot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oot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setCharOff( int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oot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oot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oot.setSpan( int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oot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oot.setSpan( String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Foot.TF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Foot.setVAlign( String v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